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pt"/>
    </style:style>
    <style:style style:name="co2" style:family="table-column">
      <style:table-column-properties fo:break-before="auto" style:column-width="87.7pt"/>
    </style:style>
    <style:style style:name="co3" style:family="table-column">
      <style:table-column-properties fo:break-before="auto" style:column-width="71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75.84pt"/>
    </style:style>
    <style:style style:name="co6" style:family="table-column">
      <style:table-column-properties fo:break-before="auto" style:column-width="48.05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86.26pt"/>
    </style:style>
    <style:style style:name="co9" style:family="table-column">
      <style:table-column-properties fo:break-before="auto" style:column-width="36.74pt"/>
    </style:style>
    <style:style style:name="co10" style:family="table-column">
      <style:table-column-properties fo:break-before="auto" style:column-width="78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 style:data-style-name="N100">
      <style:text-properties style:font-name="Ari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2" table:default-cell-style-name="ce2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1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raining Level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vailable Funding</text:p>
          </table:table-cell>
          <table:table-cell table:style-name="ce1" office:value-type="string" calcext:value-type="string">
            <text:p>Duration (days)</text:p>
          </table:table-cell>
          <table:table-cell table:style-name="ce1" office:value-type="string" calcext:value-type="string">
            <text:p>Start dates (2017)</text:p>
          </table:table-cell>
          <table:table-cell table:style-name="ce1" office:value-type="string" calcext:value-type="string">
            <text:p>Venue</text:p>
          </table:table-cell>
          <table:table-cell table:style-name="ce1" office:value-type="string" calcext:value-type="string">
            <text:p>Est. CPD points</text:p>
          </table:table-cell>
          <table:table-cell table:style-name="ce1"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Medico-Legal Forum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Media &amp; 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</text:p>
            <text:p>Productivity Solutions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–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 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 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 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rt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 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AL Annual Lectu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–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</text:p>
            <text:p>Search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</text:p>
            <text:p>Administrator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</text:p>
            <text:p>Personal Data Protection Act (updated)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 table:number-columns-repeated="101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</text:p>
            <text:p>PDPA Policies</text:p>
          </table:table-cell>
          <table:table-cell table:style-name="ce3" office:value-type="string" calcext:value-type="string">
            <text:p>1,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table:style-name="ce3" office:value-type="string" calcext:value-type="string">
            <text:p>1,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</text:p>
            <text:p>Value</text:p>
          </table:table-cell>
          <table:table-cell table:style-name="ce3" office:value-type="string" calcext:value-type="string">
            <text:p>1,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al-making Through Negotiation</text:p>
          </table:table-cell>
          <table:table-cell table:style-name="ce3" office:value-type="string" calcext:value-type="string">
            <text:p>1,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table:style-name="ce3" office:value-type="string" calcext:value-type="string">
            <text:p>1,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table:style-name="ce3" office:value-type="string" calcext:value-type="string">
            <text:p>9,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</text:p>
            <text:p>Essentials</text:p>
          </table:table-cell>
          <table:table-cell table:style-name="ce3" office:value-type="string" calcext:value-type="string">
            <text:p>1,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</text:p>
            <text:p>Next 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-1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</text:p>
            <text:p>Excellence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</text:p>
            <text:p>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</text:p>
            <text:p>and Institutions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–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–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–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–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5:32:25.817185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7-13T15:47:49.269181622</dc:date>
    <meta:editing-duration>PT19M32S</meta:editing-duration>
    <meta:editing-cycles>3</meta:editing-cycles>
    <meta:document-statistic meta:table-count="1" meta:cell-count="556" meta:object-count="0"/>
  </office:meta>
</office:document-meta>
</file>